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7cm" fo:text-align="center" style:justify-single-word="false" fo:text-indent="0cm" style:auto-text-indent="false"/>
    </style:style>
    <style:style style:name="P2" style:family="paragraph" style:parent-style-name="Standard">
      <style:paragraph-properties style:line-height-at-least="0.176cm" fo:orphans="0" fo:widows="0"/>
      <style:text-properties style:font-name="Calibri" fo:font-size="12pt" fo:language="en" fo:country="US" style:font-size-asian="12pt"/>
    </style:style>
    <style:style style:name="P3" style:family="paragraph" style:parent-style-name="Standard">
      <style:paragraph-properties style:line-height-at-least="0.176cm" fo:orphans="0" fo:widows="0"/>
      <style:text-properties style:text-position="0% 100%" style:font-name="Calibri" fo:font-size="12pt" fo:language="en" fo:country="US" officeooo:rsid="0046c544" style:font-size-asian="12pt"/>
    </style:style>
    <style:style style:name="P4" style:family="paragraph" style:parent-style-name="Standard">
      <style:paragraph-properties style:line-height-at-least="0.176cm" fo:orphans="0" fo:widows="0"/>
    </style:style>
    <style:style style:name="P5" style:family="paragraph" style:parent-style-name="Standard">
      <style:paragraph-properties style:line-height-at-least="0.176cm" fo:orphans="0" fo:widows="0"/>
      <style:text-properties fo:color="#111111" loext:opacity="100%" style:font-name="Calibri" fo:font-size="12pt" fo:letter-spacing="0.009cm" fo:language="en" fo:country="US" fo:font-weight="normal" style:font-size-asian="12pt" style:font-weight-asian="normal"/>
    </style:style>
    <style:style style:name="P6" style:family="paragraph" style:parent-style-name="Standard">
      <style:paragraph-properties style:line-height-at-least="0.176cm" fo:orphans="0" fo:widows="0"/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style:font-size-asian="14pt" style:font-weight-asian="bold"/>
    </style:style>
    <style:style style:name="P7" style:family="paragraph" style:parent-style-name="Standard">
      <style:paragraph-properties fo:line-height="115%" fo:orphans="0" fo:widows="0"/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/>
    </style:style>
    <style:style style:name="P8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12fa79"/>
    </style:style>
    <style:style style:name="P9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131a7b"/>
    </style:style>
    <style:style style:name="P10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25304d"/>
    </style:style>
    <style:style style:name="P11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officeooo:paragraph-rsid="000bfbde"/>
    </style:style>
    <style:style style:name="P12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</style:style>
    <style:style style:name="P13" style:family="paragraph" style:parent-style-name="Standard" style:list-style-name="WWNum2">
      <style:paragraph-properties fo:margin-left="1.27cm" style:line-height-at-least="0.176cm" fo:orphans="0" fo:widows="0" fo:text-indent="-0.635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rsid="00147bc0" officeooo:paragraph-rsid="00147bc0" style:font-size-asian="12pt" style:font-weight-asian="normal"/>
    </style:style>
    <style:style style:name="P14" style:family="paragraph" style:parent-style-name="Standard">
      <style:paragraph-properties style:line-height-at-least="0.176cm" fo:orphans="0" fo:widows="0"/>
      <style:text-properties style:use-window-font-color="true" loext:opacity="0%" style:font-name="Calibri" fo:font-size="12pt" fo:letter-spacing="normal" fo:language="en" fo:country="US" style:text-underline-style="none" fo:font-weight="normal" fo:background-color="#c0c0c0" style:font-size-asian="12pt" style:font-weight-asian="normal"/>
    </style:style>
    <style:style style:name="P15" style:family="paragraph" style:parent-style-name="Standard">
      <style:paragraph-properties style:line-height-at-least="0.176cm" fo:orphans="0" fo:widows="0"/>
      <style:text-properties fo:color="#111111" loext:opacity="100%" style:font-name="Calibri" fo:font-size="14pt" fo:letter-spacing="0.009cm" fo:language="en" fo:country="US" style:text-underline-style="none" fo:font-weight="normal" style:font-size-asian="14pt" style:font-weight-asian="normal" style:font-weight-complex="normal"/>
    </style:style>
    <style:style style:name="P16" style:family="paragraph" style:parent-style-name="Standard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style:font-size-asian="12pt" style:font-weight-asian="bold"/>
    </style:style>
    <style:style style:name="P17" style:family="paragraph" style:parent-style-name="Standard" style:list-style-name="L1" style:master-page-name="">
      <style:paragraph-properties fo:margin-left="3.81cm" fo:margin-top="0cm" fo:margin-bottom="0.353cm" style:contextual-spacing="false" style:line-height-at-least="0.176cm" fo:orphans="0" fo:widows="0" fo:text-indent="-3.81cm" style:auto-text-indent="false" style:page-number="auto"/>
      <style:text-properties style:use-window-font-color="true" loext:opacity="0%" style:font-name="Calibri" fo:font-size="12pt" fo:letter-spacing="0.009cm" fo:language="en" fo:country="US" style:text-underline-style="none" fo:font-weight="bold" officeooo:rsid="0041a748" officeooo:paragraph-rsid="0041a748" style:font-size-asian="12pt" style:font-weight-asian="bold"/>
    </style:style>
    <style:style style:name="P18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officeooo:paragraph-rsid="0041a748"/>
    </style:style>
    <style:style style:name="P19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/>
      <style:text-properties fo:color="#00000a" loext:opacity="100%" style:font-name="Calibri" fo:font-size="12pt" fo:letter-spacing="0.009cm" fo:language="en" fo:country="US" style:text-underline-style="none" fo:font-weight="normal" officeooo:paragraph-rsid="002b8d4b" style:font-size-asian="12pt" style:font-weight-asian="normal" style:font-weight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3.81cm" fo:margin-right="0cm" fo:line-height="105%" fo:text-indent="-3.81cm" style:auto-text-indent="false" style:page-number="auto" fo:background-color="transparent"/>
      <style:text-properties officeooo:paragraph-rsid="002b8d4b"/>
    </style:style>
    <style:style style:name="P21" style:family="paragraph" style:parent-style-name="Standard" style:list-style-name="L1">
      <loext:graphic-properties draw:fill="none"/>
      <style:paragraph-properties fo:margin-left="3.81cm" fo:margin-right="0cm" fo:line-height="105%" fo:text-indent="-3.81cm" style:auto-text-indent="false" fo:background-color="transparent"/>
      <style:text-properties officeooo:paragraph-rsid="002b8d4b"/>
    </style:style>
    <style:style style:name="P22" style:family="paragraph" style:parent-style-name="Standard" style:list-style-name="L1">
      <loext:graphic-properties draw:fill="none"/>
      <style:paragraph-properties fo:margin-left="3.81cm" fo:margin-right="0cm" fo:line-height="105%" fo:text-indent="-3.81cm" style:auto-text-indent="false" fo:background-color="transparent"/>
      <style:text-properties fo:color="#00000a" loext:opacity="100%" fo:letter-spacing="0.009cm" fo:font-weight="normal" officeooo:rsid="0043ac35" officeooo:paragraph-rsid="0043ac35" style:font-weight-asian="normal"/>
    </style:style>
    <style:style style:name="P23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0.009cm" fo:language="en" fo:country="US" style:text-underline-style="none" fo:font-weight="bold" officeooo:rsid="0041a748" officeooo:paragraph-rsid="0041c631" style:font-size-asian="12pt" style:font-weight-asian="bold"/>
    </style:style>
    <style:style style:name="P24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/>
      <style:text-properties fo:font-weight="normal" officeooo:paragraph-rsid="002b8d4b" style:font-weight-asian="normal" style:font-weight-complex="normal"/>
    </style:style>
    <style:style style:name="P25" style:family="paragraph" style:parent-style-name="Standard" style:list-style-name="L1" style:master-page-name="">
      <loext:graphic-properties draw:fill="none"/>
      <style:paragraph-properties fo:margin-left="3.81cm" fo:margin-right="0cm" fo:line-height="100%" fo:orphans="0" fo:widows="0" fo:text-indent="-3.81cm" style:auto-text-indent="false" style:page-number="auto" fo:background-color="transparent"/>
      <style:text-properties officeooo:paragraph-rsid="002b8d4b"/>
    </style:style>
    <style:style style:name="P26" style:family="paragraph" style:parent-style-name="Standard" style:list-style-name="L1">
      <style:paragraph-properties fo:margin-left="3.81cm" fo:line-height="105%" fo:text-indent="-3.81cm" style:auto-text-indent="false"/>
      <style:text-properties officeooo:paragraph-rsid="002b8d4b"/>
    </style:style>
    <style:style style:name="P27" style:family="paragraph" style:parent-style-name="Standard" style:list-style-name="L1">
      <style:paragraph-properties fo:margin-left="3.81cm" fo:line-height="105%" fo:text-indent="-3.81cm" style:auto-text-indent="false"/>
      <style:text-properties fo:color="#00000a" loext:opacity="100%" fo:letter-spacing="0.009cm" fo:font-weight="normal" officeooo:rsid="000aaf97" officeooo:paragraph-rsid="002b8d4b" style:font-weight-asian="normal"/>
    </style:style>
    <style:style style:name="P28" style:family="paragraph" style:parent-style-name="Standard" style:list-style-name="L1" style:master-page-name="">
      <style:paragraph-properties fo:margin-left="3.81cm" fo:margin-top="0cm" fo:margin-bottom="0.353cm" style:contextual-spacing="false" style:line-height-at-least="0.176cm" fo:orphans="0" fo:widows="0" fo:text-indent="-3.81cm" style:auto-text-indent="false" style:page-number="auto"/>
      <style:text-properties fo:color="#00000a" loext:opacity="100%" style:font-name="Calibri" fo:font-size="12pt" fo:letter-spacing="0.009cm" fo:language="en" fo:country="US" style:text-underline-style="none" fo:font-weight="bold" officeooo:paragraph-rsid="002b8d4b" style:font-size-asian="12pt" style:font-weight-asian="bold"/>
    </style:style>
    <style:style style:name="P29" style:family="paragraph" style:parent-style-name="Standard" style:list-style-name="L1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fo:background-color="transparent"/>
      <style:text-properties fo:color="#00000a" loext:opacity="100%" style:font-name="Calibri" fo:font-size="12pt" fo:letter-spacing="0.009cm" fo:language="en" fo:country="US" style:text-underline-style="none" fo:font-weight="normal" officeooo:paragraph-rsid="002b8d4b" style:font-size-asian="12pt" style:font-weight-asian="normal" style:font-weight-complex="normal"/>
    </style:style>
    <style:style style:name="P30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bold" officeooo:paragraph-rsid="002b8d4b" style:font-size-asian="12pt" style:font-weight-asian="bold"/>
    </style:style>
    <style:style style:name="P31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/>
      <style:text-properties officeooo:paragraph-rsid="0036fd26"/>
    </style:style>
    <style:style style:name="P32" style:family="paragraph" style:parent-style-name="Standard" style:list-style-name="L1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fo:background-color="transparent"/>
      <style:text-properties officeooo:paragraph-rsid="0036fd26"/>
    </style:style>
    <style:style style:name="P33" style:family="paragraph" style:parent-style-name="Standard" style:list-style-name="L1" style:master-page-name="">
      <loext:graphic-properties draw:fill="none"/>
      <style:paragraph-properties fo:margin-left="3.81cm" fo:margin-right="0cm" fo:margin-top="0cm" fo:margin-bottom="0.353cm" style:contextual-spacing="false" style:line-height-at-least="0.176cm" fo:orphans="0" fo:widows="0" fo:text-indent="-3.81cm" style:auto-text-indent="false" style:page-number="auto" fo:background-color="transparent">
        <style:tab-stops>
          <style:tab-stop style:position="0.635cm"/>
        </style:tab-stops>
      </style:paragraph-properties>
      <style:text-properties officeooo:paragraph-rsid="002b8d4b"/>
    </style:style>
    <style:style style:name="P34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bold" officeooo:rsid="002bead1" officeooo:paragraph-rsid="002bead1" style:font-size-asian="12pt" style:font-weight-asian="bold"/>
    </style:style>
    <style:style style:name="P35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normal" officeooo:rsid="002bead1" officeooo:paragraph-rsid="002bead1" style:font-size-asian="12pt" style:font-weight-asian="normal" style:font-weight-complex="normal"/>
    </style:style>
    <style:style style:name="P36" style:family="paragraph" style:parent-style-name="Standard" style:list-style-name="L1">
      <style:paragraph-properties fo:margin-left="3.81cm" style:line-height-at-least="0.176cm" fo:orphans="0" fo:widows="0" fo:text-indent="-3.81cm" style:auto-text-indent="false"/>
      <style:text-properties officeooo:paragraph-rsid="002bead1"/>
    </style:style>
    <style:style style:name="P37" style:family="paragraph" style:parent-style-name="Standard" style:list-style-name="L1">
      <style:paragraph-properties fo:margin-left="3.81cm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paragraph-rsid="002bead1" style:font-size-asian="12pt" style:font-weight-asian="normal"/>
    </style:style>
    <style:style style:name="P38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ead1" officeooo:paragraph-rsid="003b7ac8" style:font-size-asian="12pt" style:font-weight-asian="bold"/>
    </style:style>
    <style:style style:name="P39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officeooo:paragraph-rsid="002bead1"/>
    </style:style>
    <style:style style:name="P40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8d4b" officeooo:paragraph-rsid="002bead1" style:font-size-asian="12pt" style:font-weight-asian="bold"/>
    </style:style>
    <style:style style:name="P41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normal" officeooo:rsid="002b8d4b" officeooo:paragraph-rsid="002bead1" style:font-size-asian="12pt" style:font-weight-asian="normal" style:font-weight-complex="normal"/>
    </style:style>
    <style:style style:name="P42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officeooo:paragraph-rsid="003c2ea2"/>
    </style:style>
    <style:style style:name="P43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rsid="002b8d4b" officeooo:paragraph-rsid="003c2ea2" style:font-size-asian="12pt" style:font-weight-asian="bold"/>
    </style:style>
    <style:style style:name="P44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00000a" loext:opacity="100%" style:font-name="Calibri" fo:font-size="12pt" fo:letter-spacing="0.009cm" fo:language="en" fo:country="US" style:text-underline-style="none" fo:font-weight="normal" officeooo:rsid="002b8d4b" officeooo:paragraph-rsid="002bead1" style:font-size-asian="12pt" style:font-weight-asian="normal" style:font-weight-complex="normal"/>
    </style:style>
    <style:style style:name="P45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fo:color="#111111" loext:opacity="100%" style:font-name="Calibri" fo:font-size="12pt" fo:letter-spacing="0.009cm" fo:language="en" fo:country="US" style:text-underline-style="none" fo:font-weight="normal" officeooo:rsid="002dcd1e" officeooo:paragraph-rsid="003c2ea2" style:font-size-asian="12pt" style:font-weight-asian="normal"/>
    </style:style>
    <style:style style:name="P46" style:family="paragraph" style:parent-style-name="Standard" style:list-style-name="L1">
      <style:paragraph-properties fo:margin-left="3.81cm" fo:margin-top="0cm" fo:margin-bottom="0.353cm" style:contextual-spacing="false" style:line-height-at-least="0.176cm" fo:orphans="0" fo:widows="0" fo:text-indent="-3.81cm" style:auto-text-indent="false"/>
      <style:text-properties style:use-window-font-color="true" loext:opacity="0%" style:font-name="Calibri" fo:font-size="12pt" fo:letter-spacing="normal" fo:language="en" fo:country="US" style:text-underline-style="none" fo:font-weight="bold" officeooo:paragraph-rsid="003c2ea2" style:font-size-asian="12pt" style:font-weight-asian="bold"/>
    </style:style>
    <style:style style:name="T1" style:family="text">
      <style:text-properties style:font-name="Calibri" fo:font-size="16pt" fo:language="en" fo:country="US" style:font-size-asian="16pt"/>
    </style:style>
    <style:style style:name="T2" style:family="text">
      <style:text-properties style:font-name="Calibri" fo:font-size="12pt" fo:language="en" fo:country="US" style:font-size-asian="12pt"/>
    </style:style>
    <style:style style:name="T3" style:family="text">
      <style:text-properties style:use-window-font-color="true" loext:opacity="0%" style:font-name="Calibri" fo:font-size="12pt" fo:letter-spacing="normal" fo:language="en" fo:country="US" fo:font-weight="normal" style:font-size-asian="12pt" style:font-weight-asian="normal"/>
    </style:style>
    <style:style style:name="T4" style:family="text">
      <style:text-properties fo:color="#000000" loext:opacity="100%" style:font-name="Calibri" fo:font-size="12pt" fo:letter-spacing="0.009cm" fo:language="en" fo:country="US" fo:font-weight="bold" style:font-size-asian="12pt" style:font-weight-asian="bold"/>
    </style:style>
    <style:style style:name="T5" style:family="text">
      <style:text-properties fo:color="#4a442a" loext:opacity="100%" style:font-name="Calibri" fo:font-size="12pt" fo:letter-spacing="0.009cm" fo:language="en" fo:country="US" fo:font-weight="bold" style:font-size-asian="12pt" style:font-weight-asian="bold"/>
    </style:style>
    <style:style style:name="T6" style:family="text">
      <style:text-properties fo:color="#4a442a" loext:opacity="100%" style:font-name="Calibri" fo:font-size="12pt" fo:letter-spacing="0.009cm" fo:language="en" fo:country="US" fo:font-weight="normal" style:font-size-asian="12pt" style:font-weight-asian="normal"/>
    </style:style>
    <style:style style:name="T7" style:family="text">
      <style:text-properties fo:color="#111111" loext:opacity="100%" style:font-name="Calibri" fo:font-size="12pt" fo:letter-spacing="0.009cm" fo:language="en" fo:country="US" fo:font-weight="bold" style:font-size-asian="12pt" style:font-weight-asian="bold"/>
    </style:style>
    <style:style style:name="T8" style:family="text">
      <style:text-properties fo:color="#111111" loext:opacity="100%" style:font-name="Calibri" fo:font-size="12pt" fo:letter-spacing="0.009cm" fo:language="en" fo:country="US" fo:font-weight="normal" style:font-size-asian="12pt" style:font-weight-asian="normal"/>
    </style:style>
    <style:style style:name="T9" style:family="text">
      <style:text-properties style:use-window-font-color="true" loext:opacity="0%" style:font-name="Calibri" fo:font-size="14pt" fo:letter-spacing="normal" fo:language="en" fo:country="US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/>
    </style:style>
    <style:style style:name="T11" style:family="text">
      <style:text-properties style:font-name="Calibri" fo:font-size="12pt" fo:language="en" fo:country="US" officeooo:rsid="000aaf97" style:font-size-asian="12pt"/>
    </style:style>
    <style:style style:name="T12" style:family="text">
      <style:text-properties officeooo:rsid="00143891"/>
    </style:style>
    <style:style style:name="T13" style:family="text">
      <style:text-properties officeooo:rsid="000aaf97"/>
    </style:style>
    <style:style style:name="T14" style:family="text">
      <style:text-properties style:use-window-font-color="true" loext:opacity="0%" style:font-name="Calibri" fo:font-size="12pt" fo:letter-spacing="normal" fo:language="en" fo:country="US" style:text-underline-style="none" fo:font-weight="normal" fo:background-color="#c0c0c0" loext:char-shading-value="0" style:font-size-asian="12pt" style:font-weight-asian="normal"/>
    </style:style>
    <style:style style:name="T15" style:family="text">
      <style:text-properties fo:color="#111111" loext:opacity="100%" style:font-name="Calibri" fo:font-size="14pt" fo:letter-spacing="0.009cm" fo:language="en" fo:country="US" style:text-underline-style="none" fo:font-weight="normal" style:font-size-asian="14pt" style:font-weight-asian="normal" style:font-weight-complex="normal"/>
    </style:style>
    <style:style style:name="T16" style:family="text"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officeooo:rsid="00344763" style:font-size-asian="14pt" style:font-weight-asian="bold"/>
    </style:style>
    <style:style style:name="T17" style:family="text">
      <style:text-properties fo:color="#111111" loext:opacity="100%" style:font-name="Calibri" fo:font-size="14pt" fo:letter-spacing="0.009cm" fo:language="en" fo:country="US" style:text-underline-style="solid" style:text-underline-width="auto" style:text-underline-color="font-color" fo:font-weight="bold" style:font-size-asian="14pt" style:font-weight-asian="bold"/>
    </style:style>
    <style:style style:name="T18" style:family="text">
      <style:text-properties style:use-window-font-color="true" loext:opacity="0%" style:font-name="Calibri" fo:font-size="12pt" fo:letter-spacing="normal" fo:language="en" fo:country="US" style:text-underline-style="none" fo:font-weight="bold" style:font-size-asian="12pt" style:font-weight-asian="bold"/>
    </style:style>
    <style:style style:name="T19" style:family="text">
      <style:text-properties officeooo:rsid="0041c631"/>
    </style:style>
    <style:style style:name="T20" style:family="text">
      <style:text-properties style:use-window-font-color="true" loext:opacity="0%" style:font-name="Calibri" fo:font-size="12pt" fo:letter-spacing="0.009cm" fo:language="en" fo:country="US" style:text-underline-style="none" fo:font-weight="bold" style:font-size-asian="12pt" style:font-weight-asian="bold"/>
    </style:style>
    <style:style style:name="T21" style:family="text">
      <style:text-properties style:use-window-font-color="true" loext:opacity="0%" style:font-name="Calibri" fo:font-size="12pt" fo:letter-spacing="0.009cm" fo:language="en" fo:country="US" style:text-underline-style="none" fo:font-weight="normal" style:font-size-asian="12pt" style:font-weight-asian="normal" style:font-weight-complex="normal"/>
    </style:style>
    <style:style style:name="T22" style:family="text">
      <style:text-properties fo:color="#000080" loext:opacity="100%" style:font-name="Calibri" fo:font-size="12pt" fo:letter-spacing="0.009cm" fo:language="en" fo:country="US" style:text-underline-style="solid" style:text-underline-width="auto" style:text-underline-color="font-color" fo:font-weight="normal" officeooo:rsid="00351099" style:font-size-asian="12pt" style:font-weight-asian="normal" style:font-weight-complex="normal"/>
    </style:style>
    <style:style style:name="T23" style:family="text">
      <style:text-properties fo:color="#0d0d0d" loext:opacity="100%" style:font-name="Calibri" fo:font-size="12pt" fo:letter-spacing="0.009cm" fo:language="en" fo:country="US" style:text-underline-style="none" fo:font-weight="normal" style:font-size-asian="12pt" style:font-weight-asian="normal" style:font-weight-complex="normal"/>
    </style:style>
    <style:style style:name="T24" style:family="text">
      <style:text-properties fo:color="#00000a" loext:opacity="100%" style:font-name="Calibri" fo:font-size="12pt" fo:letter-spacing="0.009cm" fo:language="en" fo:country="US" style:text-underline-style="none" fo:font-weight="normal" officeooo:rsid="00195801" style:font-size-asian="12pt" style:font-weight-asian="normal"/>
    </style:style>
    <style:style style:name="T25" style:family="text">
      <style:text-properties fo:color="#00000a" loext:opacity="10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26" style:family="text">
      <style:text-properties fo:color="#00000a" loext:opacity="100%" style:font-name="Calibri" fo:font-size="12pt" fo:letter-spacing="0.009cm" fo:language="en" fo:country="US" style:text-underline-style="none" fo:font-weight="bold" style:font-size-asian="12pt" style:font-weight-asian="bold"/>
    </style:style>
    <style:style style:name="T27" style:family="text">
      <style:text-properties style:use-window-font-color="true" loext:opacity="0%" style:font-name="Calibri" fo:font-size="12pt" fo:letter-spacing="normal" fo:language="zxx" fo:country="none" style:text-underline-style="none" fo:font-weight="normal" style:font-size-asian="12pt" style:font-weight-asian="normal"/>
    </style:style>
    <style:style style:name="T28" style:family="text">
      <style:text-properties fo:color="#00000a" loext:opacity="100%" fo:letter-spacing="0.009cm" fo:font-weight="bold" style:font-weight-asian="bold" style:font-weight-complex="bold"/>
    </style:style>
    <style:style style:name="T29" style:family="text">
      <style:text-properties fo:color="#00000a" loext:opacity="100%" fo:letter-spacing="0.009cm" fo:font-weight="normal" style:font-weight-asian="normal"/>
    </style:style>
    <style:style style:name="T30" style:family="text">
      <style:text-properties fo:color="#000080" loext:opacity="100%" style:font-name="Calibri" fo:font-size="12pt" fo:letter-spacing="0.009cm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31" style:family="text">
      <style:text-properties fo:color="#00000a" loext:opacity="100%" style:font-name="Calibri" fo:font-size="12pt" fo:letter-spacing="0.009cm" fo:language="en" fo:country="US" style:text-underline-style="none" style:font-size-asian="12pt"/>
    </style:style>
    <style:style style:name="T32" style:family="text">
      <style:text-properties style:use-window-font-color="true" loext:opacity="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33" style:family="text">
      <style:text-properties style:use-window-font-color="true" loext:opacity="0%" style:font-name="Calibri" fo:font-size="12pt" fo:letter-spacing="0.009cm" fo:language="en" fo:country="US" style:text-underline-style="none" fo:font-weight="normal" officeooo:rsid="00195801" style:font-size-asian="12pt" style:font-weight-asian="normal"/>
    </style:style>
    <style:style style:name="T34" style:family="text">
      <style:text-properties fo:color="#00000a" loext:opacity="100%" style:font-name="Calibri" fo:font-size="12pt" fo:letter-spacing="0.009cm" fo:language="en" fo:country="US" style:text-underline-style="none" fo:font-weight="normal" officeooo:rsid="0018517a" style:font-size-asian="12pt" style:font-weight-asian="normal"/>
    </style:style>
    <style:style style:name="T35" style:family="text">
      <style:text-properties fo:color="#00000a" loext:opacity="100%" fo:letter-spacing="0.009cm" fo:font-weight="bold" officeooo:rsid="0025304d" style:font-weight-asian="bold" style:font-weight-complex="bold"/>
    </style:style>
    <style:style style:name="T36" style:family="text">
      <style:text-properties fo:color="#00000a" loext:opacity="100%" fo:letter-spacing="0.009cm"/>
    </style:style>
    <style:style style:name="T37" style:family="text">
      <style:text-properties fo:color="#00000a" loext:opacity="100%" fo:letter-spacing="0.009cm" fo:font-weight="normal" officeooo:rsid="0025304d" style:font-weight-asian="normal"/>
    </style:style>
    <style:style style:name="T38" style:family="text">
      <style:text-properties fo:color="#00000a" loext:opacity="100%" fo:letter-spacing="0.009cm" fo:font-weight="normal" officeooo:rsid="0018517a" style:font-weight-asian="normal"/>
    </style:style>
    <style:style style:name="T39" style:family="text">
      <style:text-properties fo:color="#00000a" loext:opacity="100%" fo:letter-spacing="0.009cm" fo:font-weight="normal" officeooo:rsid="000aaf97" style:font-weight-asian="normal"/>
    </style:style>
    <style:style style:name="T40" style:family="text">
      <style:text-properties fo:color="#00000a" loext:opacity="100%" style:font-name="Calibri" fo:font-size="12pt" fo:letter-spacing="0.009cm" fo:language="en" fo:country="US" style:text-underline-style="none" fo:font-weight="normal" officeooo:rsid="003cb41b" style:font-size-asian="12pt" style:font-weight-asian="normal"/>
    </style:style>
    <style:style style:name="T41" style:family="text">
      <style:text-properties fo:color="#00000a" loext:opacity="100%" style:font-name="Calibri" fo:font-size="12pt" fo:letter-spacing="0.009cm" fo:language="en" fo:country="US" style:text-underline-style="none" fo:font-weight="normal" style:font-size-asian="12pt" style:font-weight-asian="normal" style:font-weight-complex="normal"/>
    </style:style>
    <style:style style:name="T42" style:family="text">
      <style:text-properties style:use-window-font-color="true" loext:opacity="0%" style:font-name="Calibri" fo:font-size="12pt" fo:letter-spacing="0.009cm" fo:language="zxx" fo:country="none" style:text-underline-style="none" fo:font-weight="normal" style:font-size-asian="12pt" style:font-weight-asian="normal" style:font-weight-complex="normal"/>
    </style:style>
    <style:style style:name="T43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 style:font-weight-complex="normal"/>
    </style:style>
    <style:style style:name="T44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36fd26" style:font-size-asian="12pt" style:font-weight-asian="normal"/>
    </style:style>
    <style:style style:name="T45" style:family="text">
      <style:text-properties fo:color="#00000a" loext:opacity="100%" style:font-name="Calibri" fo:font-size="12pt" fo:letter-spacing="0.009cm" fo:language="en" fo:country="US" style:text-underline-style="none" fo:font-weight="normal" officeooo:rsid="00292f3a" style:font-size-asian="12pt" style:font-weight-asian="normal"/>
    </style:style>
    <style:style style:name="T46" style:family="text">
      <style:text-properties fo:color="#00000a" loext:opacity="100%" style:font-name="Calibri" fo:font-size="12pt" fo:letter-spacing="0.009cm" fo:language="en" fo:country="US" style:text-underline-style="none" fo:font-weight="bold" officeooo:rsid="0036fd26" style:font-size-asian="12pt" style:font-weight-asian="bold" style:font-weight-complex="bold"/>
    </style:style>
    <style:style style:name="T47" style:family="text">
      <style:text-properties fo:color="#00000a" loext:opacity="100%" style:font-name="Calibri" fo:font-size="12pt" fo:letter-spacing="0.009cm" fo:language="en" fo:country="US" style:text-underline-style="none" fo:font-weight="normal" officeooo:rsid="0036fd26" style:font-size-asian="12pt" style:font-weight-asian="normal" style:font-weight-complex="normal"/>
    </style:style>
    <style:style style:name="T48" style:family="text">
      <style:text-properties fo:color="#00000a" loext:opacity="100%" fo:letter-spacing="0.009cm" fo:font-weight="normal" style:font-weight-asian="normal" style:font-weight-complex="normal"/>
    </style:style>
    <style:style style:name="T49" style:family="text">
      <style:text-properties fo:color="#00000a" loext:opacity="100%" fo:letter-spacing="0.009cm" fo:font-weight="normal" officeooo:rsid="0036fd26" style:font-weight-asian="normal" style:font-weight-complex="normal"/>
    </style:style>
    <style:style style:name="T50" style:family="text">
      <style:text-properties fo:color="#00000a" loext:opacity="100%" fo:letter-spacing="0.009cm" fo:font-weight="normal" officeooo:rsid="0029a2d2" style:font-weight-asian="normal" style:font-weight-complex="normal"/>
    </style:style>
    <style:style style:name="T51" style:family="text">
      <style:text-properties officeooo:rsid="003a0b97"/>
    </style:style>
    <style:style style:name="T52" style:family="text">
      <style:text-properties fo:color="#0d0d0d" loext:opacity="100%" style:font-name="Calibri" fo:font-size="12pt" fo:letter-spacing="0.009cm" fo:language="en" fo:country="US" style:text-underline-style="none" fo:font-weight="normal" style:font-size-asian="12pt" style:font-weight-asian="normal"/>
    </style:style>
    <style:style style:name="T53" style:family="text">
      <style:text-properties fo:color="#0d0d0d" loext:opacity="100%" fo:letter-spacing="0.009cm"/>
    </style:style>
    <style:style style:name="T54" style:family="text">
      <style:text-properties fo:color="#0d0d0d" loext:opacity="100%" fo:letter-spacing="0.009cm" fo:font-weight="normal" style:font-weight-asian="normal"/>
    </style:style>
    <style:style style:name="T55" style:family="text">
      <style:text-properties fo:color="#0d0d0d" loext:opacity="100%" fo:letter-spacing="0.009cm" officeooo:rsid="003b7ac8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normal" style:font-weight-asian="normal"/>
    </style:style>
    <style:style style:name="T58" style:family="text">
      <style:text-properties fo:color="#000000" loext:opacity="100%" fo:letter-spacing="0.009cm"/>
    </style:style>
    <style:style style:name="T59" style:family="text">
      <style:text-properties fo:color="#000000" loext:opacity="100%" fo:letter-spacing="0.009cm" fo:font-weight="normal" style:font-weight-asian="normal" style:font-weight-complex="normal"/>
    </style:style>
    <style:style style:name="T60" style:family="text">
      <style:text-properties fo:letter-spacing="0.009cm" fo:language="zxx" fo:country="none" fo:font-weight="normal" style:font-weight-asian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color="#0d0d0d" loext:opacity="100%" style:font-name="Calibri" fo:font-size="12pt" fo:letter-spacing="0.009cm" fo:language="en" fo:country="US" style:text-underline-style="none" fo:font-weight="normal" officeooo:rsid="003c2ea2" style:font-size-asian="12pt" style:font-weight-asian="normal"/>
    </style:style>
    <style:style style:name="T63" style:family="text">
      <style:text-properties fo:color="#0d0d0d" loext:opacity="100%" style:font-name="Calibri" fo:font-size="12pt" fo:letter-spacing="0.009cm" fo:language="en" fo:country="US" style:text-underline-style="none" fo:font-weight="bold" style:font-size-asian="12pt" style:font-weight-asian="bold" style:font-weight-complex="bold"/>
    </style:style>
    <style:style style:name="T64" style:family="text">
      <style:text-properties fo:color="#000080" loext:opacity="100%" style:font-name="Calibri" fo:font-size="12pt" fo:letter-spacing="0.009cm" fo:language="zxx" fo:country="none" style:text-underline-style="solid" style:text-underline-width="auto" style:text-underline-color="font-color" fo:font-weight="bold" style:font-size-asian="12pt" style:font-weight-asian="bold" style:font-weight-complex="bold"/>
    </style:style>
    <style:style style:name="T65" style:family="text">
      <style:text-properties fo:color="#000080" loext:opacity="100%" style:font-name="Calibri" fo:font-size="12pt" fo:letter-spacing="0.009cm" fo:language="zxx" fo:country="none" style:text-underline-style="none" fo:font-weight="bold" style:font-size-asian="12pt" style:font-weight-asian="bold" style:font-weight-complex="bold"/>
    </style:style>
    <style:style style:name="T66" style:family="text">
      <style:text-properties style:use-window-font-color="true" loext:opacity="0%" style:font-name="Calibri" fo:font-size="12pt" fo:letter-spacing="normal" fo:language="en" fo:country="US" style:text-underline-style="none" fo:font-weight="normal" style:font-size-asian="12pt" style:font-weight-asian="normal" style:font-weight-complex="bold"/>
    </style:style>
    <style:style style:name="T67" style:family="text">
      <style:text-properties style:use-window-font-color="true" loext:opacity="0%" style:font-name="Calibri" fo:font-size="12pt" fo:letter-spacing="normal" fo:language="en" fo:country="US" style:text-underline-style="none" fo:font-weight="bold" officeooo:rsid="003c2ea2" style:font-size-asian="12pt" style:font-weight-asian="bold" style:font-weight-complex="bold"/>
    </style:style>
    <style:style style:name="T68" style:family="text">
      <style:text-properties style:use-window-font-color="true" loext:opacity="0%" style:font-name="Calibri" fo:font-size="12pt" fo:letter-spacing="normal" fo:language="en" fo:country="US" style:text-underline-style="none" fo:font-weight="normal" officeooo:rsid="003c2ea2" style:font-size-asian="12pt" style:font-weight-asian="normal" style:font-weight-complex="normal"/>
    </style:style>
    <style:style style:name="T69" style:family="text">
      <style:text-properties fo:color="#0d0d0d" loext:opacity="100%" style:font-name="Calibri" fo:font-size="12pt" fo:letter-spacing="0.009cm" fo:language="en" fo:country="US" style:text-underline-style="none" fo:font-weight="normal" officeooo:rsid="00366e99" style:font-size-asian="12pt" style:font-weight-asian="normal" style:font-weight-complex="normal"/>
    </style:style>
    <style:style style:name="T70" style:family="text">
      <style:text-properties fo:color="#0d0d0d" loext:opacity="100%" style:font-name="Calibri" fo:font-size="12pt" fo:letter-spacing="0.009cm" fo:language="en" fo:country="US" style:text-underline-style="none" fo:font-weight="normal" officeooo:rsid="00313a43" style:font-size-asian="12pt" style:font-weight-asian="normal" style:font-weight-complex="normal"/>
    </style:style>
    <style:style style:name="T71" style:family="text">
      <style:text-properties fo:color="#0d0d0d" loext:opacity="100%" fo:letter-spacing="0.009cm" style:font-weight-complex="bold"/>
    </style:style>
    <style:style style:name="T72" style:family="text">
      <style:text-properties fo:color="#000080" loext:opacity="100%" fo:letter-spacing="0.009cm" fo:language="zxx" fo:country="none" style:font-weight-complex="bold"/>
    </style:style>
    <style:style style:name="T73" style:family="text">
      <style:text-properties fo:color="#0563c1" loext:opacity="100%" fo:letter-spacing="0.009cm" fo:language="zxx" fo:country="none" style:font-weight-complex="bold"/>
    </style:style>
    <style:style style:name="T74" style:family="text">
      <style:text-properties fo:color="#0563c1" loext:opacity="100%" fo:letter-spacing="0.009cm" fo:language="zxx" fo:country="none" fo:font-weight="normal" style:font-weight-asian="normal" style:font-weight-complex="normal"/>
    </style:style>
    <style:style style:name="T75" style:family="text">
      <style:text-properties fo:color="#0d0d0d" loext:opacity="100%" fo:letter-spacing="0.009cm" officeooo:rsid="003c2ea2" style:font-weight-complex="bold"/>
    </style:style>
    <style:style style:name="T76" style:family="text">
      <style:text-properties fo:color="#0d0d0d" loext:opacity="100%" fo:letter-spacing="0.009cm" fo:font-weight="normal" officeooo:rsid="003c2ea2" style:font-weight-asian="normal" style:font-weight-complex="normal"/>
    </style:style>
    <style:style style:name="T77" style:family="text">
      <style:text-properties fo:color="#0d0d0d" loext:opacity="100%" fo:letter-spacing="0.009cm" fo:font-weight="normal" style:font-weight-asian="normal" style:font-weight-complex="normal"/>
    </style:style>
    <style:style style:name="T78" style:family="text">
      <style:text-properties fo:color="#0d0d0d" loext:opacity="100%" fo:letter-spacing="0.009cm" fo:font-weight="normal" officeooo:rsid="0035597a" style:font-weight-asian="normal" style:font-weight-complex="normal"/>
    </style:style>
    <style:style style:name="T79" style:family="text">
      <style:text-properties fo:letter-spacing="0.009cm" fo:font-weight="normal" style:font-weight-asian="normal"/>
    </style:style>
    <style:style style:name="T80" style:family="text">
      <style:text-properties fo:letter-spacing="0.009cm" fo:font-weight="normal" officeooo:rsid="003c2ea2" style:font-weight-asian="normal"/>
    </style:style>
    <style:style style:name="T81" style:family="text">
      <style:text-properties fo:letter-spacing="0.009cm" fo:language="zxx" fo:country="none" fo:font-weight="normal" officeooo:rsid="003c2ea2" style:font-weight-asian="normal" style:font-weight-complex="normal"/>
    </style:style>
    <style:style style:name="T82" style:family="text">
      <style:text-properties fo:color="#111111" loext:opacity="100%" fo:letter-spacing="0.009cm" fo:font-weight="normal" officeooo:rsid="002b8d4b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VENDRA VASANT KATUKE</text:span></text:p>
      <text:p text:style-name="P2" loext:marker-style-name="T2"/>
      <text:p text:style-name="P3" loext:marker-style-name="T2"/>
      <text:p text:style-name="P4" loext:marker-style-name="T3"><text:span text:style-name="T4">Date of Birth: </text:span><text:span text:style-name="T5"><text:tab/></text:span><text:span text:style-name="T6">24 December 1972, Male, Married</text:span></text:p>
      <text:p text:style-name="P4" loext:marker-style-name="T3"><text:span text:style-name="T7">Education: <text:tab/><text:tab/></text:span><text:span text:style-name="T8">B. Tech. Chemical, Full Time, Nagpur University</text:span></text:p>
      <text:p text:style-name="P4" loext:marker-style-name="T3"><text:span text:style-name="T7">Mobile Number: <text:tab/></text:span><text:span text:style-name="T8">8123406820</text:span></text:p>
      <text:p text:style-name="P4" loext:marker-style-name="T3"><text:span text:style-name="T7">Email: <text:tab/><text:tab/><text:tab/></text:span><text:span text:style-name="T8">devendrakatuke@gmail.com</text:span></text:p>
      <text:p text:style-name="P4" loext:marker-style-name="T8"><text:span text:style-name="T7">PAN: <text:tab/><text:tab/><text:tab/></text:span><text:span text:style-name="T8">AHLPK2640N</text:span></text:p>
      <text:p text:style-name="P5" loext:marker-style-name="T8"/>
      <text:p text:style-name="P6" loext:marker-style-name="T9"/>
      <text:p text:style-name="P6" loext:marker-style-name="T9">Experienced In:<text:span text:style-name="T9"/></text:p>
      <text:p text:style-name="P7" loext:marker-style-name="T10"/>
      <text:list text:style-name="WWNum2">
        <text:list-item>
          <text:p text:style-name="P8" loext:marker-style-name="T10"><text:span text:style-name="T10">NestJS, Zod, tRPC, Knex, Mongoose, gRPC</text:span></text:p>
        </text:list-item>
        <text:list-item>
          <text:p text:style-name="P9" loext:marker-style-name="T10"><text:span text:style-name="T10">Vitest</text:span></text:p>
        </text:list-item>
        <text:list-item>
          <text:p text:style-name="P10" loext:marker-style-name="T10"><text:span text:style-name="T11">Traefik</text:span><text:span text:style-name="T12">, </text:span><text:span text:style-name="T13">Grafana Labs LGTM+ Stack</text:span></text:p>
        </text:list-item>
        <text:list-item>
          <text:p text:style-name="P11" loext:marker-style-name="T10">Docker</text:p>
        </text:list-item>
        <text:list-item>
          <text:p text:style-name="P12" loext:marker-style-name="T10"><text:span text:style-name="T10">Couchbase, Cassandra, Redis</text:span></text:p>
        </text:list-item>
        <text:list-item>
          <text:p text:style-name="P13" loext:marker-style-name="T10">DGraph, GraphQL</text:p>
        </text:list-item>
      </text:list>
      <text:p text:style-name="P14" loext:marker-style-name="T14"/>
      <text:p text:style-name="P15" loext:marker-style-name="T15"/>
      <text:p text:style-name="P4" loext:marker-style-name="T9"><text:span text:style-name="T16">Work </text:span><text:span text:style-name="T17">Experience:</text:span></text:p>
      <text:p text:style-name="P16" loext:marker-style-name="T18"/>
      <text:list text:style-name="L1">
        <text:list-item>
          <text:p text:style-name="P17" loext:marker-style-name="T10">Promoter <text:span text:style-name="T19">(My Own Project)</text:span></text:p>
          <text:p text:style-name="P18" loext:marker-style-name="T10"><text:span text:style-name="T20">Keyman ERP </text:span><text:span text:style-name="T21">(</text:span><text:a xlink:type="simple" xlink:href="https://keymanerp.com/" text:style-name="Internet_20_link" text:visited-style-name="Visited_20_Internet_20_Link"><text:span text:style-name="T22">https://keymanerp.com/</text:span></text:a><text:span text:style-name="T23">)</text:span></text:p>
          <text:p text:style-name="P19" loext:marker-style-name="T10">Jan 2023–Till now</text:p>
          <text:p text:style-name="P20" loext:marker-style-name="T10"><text:span text:style-name="T24">This is a </text:span><text:span text:style-name="T25">Windows based, ERP Software for Retail and Distribution Businesses.</text:span></text:p>
          <text:p text:style-name="P20" loext:marker-style-name="T10"><text:span text:style-name="T20">Product Demonstration:</text:span><text:span text:style-name="T26"> </text:span><text:a xlink:type="simple" xlink:href="https://youtu.be/-hK4uDI9MHU" text:style-name="Internet_20_link" text:visited-style-name="Visited_20_Internet_20_Link"><text:span text:style-name="T27">https://youtu.be/-hK4uDI9MHU</text:span></text:a></text:p>
          <text:p text:style-name="P21" loext:marker-style-name="T10"><text:span text:style-name="T28">Tech Stack:</text:span><text:span text:style-name="T29"> VB.Net, DevExpress, SQLite, Couchbase, Algolia</text:span></text:p>
          <text:p text:style-name="P22" loext:marker-style-name="T10"/>
        </text:list-item>
        <text:list-item>
          <text:p text:style-name="P23" loext:marker-style-name="T26">Promoter <text:span text:style-name="T19">(My Own Project)</text:span></text:p>
          <text:p text:style-name="P18" loext:marker-style-name="T26"><text:span text:style-name="T20">eGuruG </text:span><text:span text:style-name="T21">(</text:span><text:a xlink:type="simple" xlink:href="https://egurug.com/" text:style-name="Internet_20_link" text:visited-style-name="Visited_20_Internet_20_Link"><text:span text:style-name="T30">https://egurug.com/</text:span></text:a><text:span text:style-name="T23">)</text:span></text:p>
          <text:p text:style-name="P24" loext:marker-style-name="T26"><text:span text:style-name="T31">Jan 2023–Till now</text:span></text:p>
          <text:p text:style-name="P25" loext:marker-style-name="T32"><text:span text:style-name="T33">This is a</text:span><text:span text:style-name="T32"> </text:span><text:span text:style-name="T33">Web based </text:span><text:span text:style-name="T32">Micro-Learning, Quizlet, Micro-Payment </text:span><text:span text:style-name="T33">Application.</text:span></text:p>
          <text:p text:style-name="P26" loext:marker-style-name="T10"><text:span text:style-name="T20">Product Demonstration:</text:span><text:span text:style-name="T25"> </text:span><text:a xlink:type="simple" xlink:href="https://youtu.be/mwiGFB4mVeM" text:style-name="Internet_20_link" text:visited-style-name="Visited_20_Internet_20_Link"><text:span text:style-name="T27">https://youtu.be/mwiGFB4mVeM</text:span></text:a></text:p>
          <text:p text:style-name="P26" loext:marker-style-name="T25"><text:span text:style-name="T26">Tech Stack: </text:span><text:span text:style-name="T34">ReactJS, </text:span><text:span text:style-name="T25">NestJS, </text:span><text:span text:style-name="T34">DGraph, GraphQL, </text:span><text:span text:style-name="T25">Cassandra, Redis</text:span></text:p>
          <text:p text:style-name="P26" loext:marker-style-name="T25"><text:span text:style-name="T35">Infrastructure</text:span><text:span text:style-name="T28">:</text:span><text:span text:style-name="T36"> </text:span><text:span text:style-name="T37">Docker</text:span><text:span text:style-name="T38">, </text:span><text:span text:style-name="T37">APISIX</text:span><text:span text:style-name="T29">, </text:span><text:span text:style-name="T39">Grafana Labs LGTM+ Stack</text:span></text:p>
          <text:p text:style-name="P27" loext:marker-style-name="T25"/>
        </text:list-item>
        <text:list-item>
          <text:p text:style-name="P28" loext:marker-style-name="T10">Senior Technology Lead @Infosys</text:p>
          <text:p text:style-name="P29" loext:marker-style-name="T10">Nov 2022–Dec 2022</text:p>
        </text:list-item>
        <text:list-item>
          <text:p text:style-name="P30" loext:marker-style-name="T10">Senior Technology Lead @HCL Technologies</text:p>
          <text:p text:style-name="P19" loext:marker-style-name="T10"><text:soft-page-break/>Sep 2021–May 2022</text:p>
          <text:p text:style-name="P31" loext:marker-style-name="T10"><text:span text:style-name="T40">For</text:span><text:span text:style-name="T25"> </text:span><text:span text:style-name="T20">Anheuser-Busch InBev</text:span><text:span text:style-name="T32"> </text:span><text:span text:style-name="T41">(</text:span><text:a xlink:type="simple" xlink:href="https://www.ab-inbev.com/" text:style-name="Internet_20_link" text:visited-style-name="Visited_20_Internet_20_Link"><text:span text:style-name="T42">https://www.ab-inbev.com/</text:span></text:a><text:span text:style-name="T43">)</text:span></text:p>
          <text:p text:style-name="P32" loext:marker-style-name="T10"><text:span text:style-name="T44">Implemented </text:span><text:span text:style-name="T25">Authentication, Calendar, Tasks Management, </text:span><text:span text:style-name="T45">Search, </text:span><text:span text:style-name="T25">Meetings and Business Intelligence.</text:span></text:p>
          <text:p text:style-name="P33" loext:marker-style-name="T10"><text:span text:style-name="T46">Tech Stack: </text:span><text:span text:style-name="T41">ReactJS, TailwindCSS, </text:span><text:span text:style-name="T47">N</text:span><text:span text:style-name="T48">odeJS, Express</text:span><text:span text:style-name="T49">JS</text:span><text:span text:style-name="T48"> </text:span><text:span text:style-name="T50">and</text:span><text:span text:style-name="T48"> Microsoft Graph API</text:span><text:span text:style-name="T29">.</text:span></text:p>
        </text:list-item>
        <text:list-item>
          <text:p text:style-name="P34" loext:marker-style-name="T18">Senior Software Engineer @Pyramid IT Consulting <text:span text:style-name="T51">(WIPRO)</text:span></text:p>
          <text:p text:style-name="P35" loext:marker-style-name="T18">Mar 2019–Jan 2021</text:p>
          <text:p text:style-name="P36" loext:marker-style-name="T10"><text:span text:style-name="T52">I worked at 2 Companies on their payroll:</text:span></text:p>
          <text:p text:style-name="P37" loext:marker-style-name="T10"/>
          <text:p text:style-name="P38" loext:marker-style-name="T18"><text:span text:style-name="T53">1. Hewlett Packard: </text:span><text:span text:style-name="T54">Created an UI for Control Panel for remote monitoring of performance of their servers.</text:span></text:p>
          <text:p text:style-name="P38" loext:marker-style-name="T18"><text:span text:style-name="T54">Wrote </text:span><text:span text:style-name="T53">regression testing </text:span><text:span text:style-name="T54">of UI using </text:span><text:span text:style-name="T53">Galen </text:span><text:span text:style-name="T54">(Java based) framework. Written APIs for their Server Monitoring and Management using </text:span><text:span text:style-name="T53">NodeJS</text:span><text:span text:style-name="T54"> and </text:span><text:span text:style-name="T53">Express</text:span><text:span text:style-name="T55">JS.</text:span></text:p>
          <text:p text:style-name="P39" loext:marker-style-name="T10"><text:span text:style-name="T56">2. HSBC bank: </text:span>I18n <text:span text:style-name="T57">and </text:span>RTL <text:span text:style-name="T57">implementation in existing UI. Helped other teams regarding </text:span>encryption <text:span text:style-name="T57">in old IE9,10 browsers.</text:span></text:p>
        </text:list-item>
        <text:list-item>
          <text:p text:style-name="P40" loext:marker-style-name="T18"><text:span text:style-name="T36">Software Engineer @</text:span><text:span text:style-name="T58">JJ Bytes </text:span><text:span text:style-name="T59">(</text:span><text:a xlink:type="simple" xlink:href="http://jjbytes.com/" text:style-name="Internet_20_link" text:visited-style-name="Visited_20_Internet_20_Link"><text:span text:style-name="T60">http://jjbytes.com/</text:span></text:a><text:span text:style-name="T61">)</text:span></text:p>
          <text:p text:style-name="P41" loext:marker-style-name="T18"><text:span text:style-name="T36">Dec 2017–Jun 2018</text:span></text:p>
          <text:p text:style-name="P39" loext:marker-style-name="T10"><text:span text:style-name="T52">I </text:span><text:span text:style-name="T62">delivered</text:span><text:span text:style-name="T52"> two End-to-End projects here for two Startups:</text:span></text:p>
          <text:p text:style-name="P42" loext:marker-style-name="T10"><text:span text:style-name="T63">1. </text:span><text:a xlink:type="simple" xlink:href="http://www.credifiable.com/" text:style-name="Internet_20_link" text:visited-style-name="Visited_20_Internet_20_Link"><text:span text:style-name="T64">http://www.credifiable.com</text:span></text:a><text:span text:style-name="T65">: </text:span><text:span text:style-name="T66">The business checks the borrowing payback credibility for retail credit of probable customers on behalf of some financial institutions.</text:span></text:p>
          <text:p text:style-name="P42" loext:marker-style-name="T10"><text:span text:style-name="T67">Tech Stack:</text:span><text:span text:style-name="T68"> </text:span><text:span text:style-name="T23">React</text:span><text:span text:style-name="T69">JS</text:span><text:span text:style-name="T23">, Redux, NodeJS and Express</text:span><text:span text:style-name="T70">JS</text:span><text:span text:style-name="T23">.</text:span></text:p>
          <text:p text:style-name="P43" loext:marker-style-name="T18"><text:span text:style-name="T71">2. </text:span><text:a xlink:type="simple" xlink:href="http://www.dialjordan.com/" text:style-name="Internet_20_link" text:visited-style-name="Visited_20_Internet_20_Link"><text:span text:style-name="T72">http://www.dialjordan.com</text:span></text:a><text:span text:style-name="T73">:</text:span><text:span text:style-name="T74"> </text:span><text:span text:style-name="T61">This was a service discovery platform (like Just Dial)</text:span></text:p>
          <text:p text:style-name="P43" loext:marker-style-name="T18"><text:span text:style-name="T75">Tech Stack:</text:span><text:span text:style-name="T76"> </text:span><text:span text:style-name="T77">ExpressJS, MongoDB, KeystoneJS </text:span><text:span text:style-name="T78">and</text:span><text:span text:style-name="T77"> Elastic</text:span><text:span text:style-name="T78">S</text:span><text:span text:style-name="T77">earch</text:span><text:span text:style-name="T61">.</text:span></text:p>
        </text:list-item>
        <text:list-item>
          <text:p text:style-name="P40" loext:marker-style-name="T18"><text:span text:style-name="T36">Software Engineer Orchestrate Systems Pvt. Ltd</text:span><text:span text:style-name="T79"> </text:span><text:span text:style-name="T80">(</text:span><text:a xlink:type="simple" xlink:href="http://www.orchestrate.com/" text:style-name="Internet_20_link" text:visited-style-name="Visited_20_Internet_20_Link"><text:span text:style-name="T60">http://www.orchestrate.com/</text:span></text:a><text:span text:style-name="T81">)</text:span></text:p>
          <text:p text:style-name="P44" loext:marker-style-name="T18">Sep 2015–Jun 2017</text:p>
          <text:p text:style-name="P45" loext:marker-style-name="T18">A CRM Application. </text:p>
          <text:p text:style-name="P46" loext:marker-style-name="T18"><text:span text:style-name="T75">Tech Stack:</text:span><text:span text:style-name="T76"> </text:span><text:span text:style-name="T82">SailsJ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1:45:39.521462700</meta:creation-date>
    <dc:date>2026-01-27T19:11:02.609679200</dc:date>
    <meta:editing-duration>PT5H37M48S</meta:editing-duration>
    <meta:editing-cycles>6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51" meta:word-count="330" meta:character-count="2408" meta:non-whitespace-character-count="2138"/>
  </office:meta>
</office:document-meta>
</file>